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ff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Line_20_Arrow" draw:marker-start-width="0.203cm" draw:marker-end="" draw:marker-end-width="0.254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="Circle" draw:marker-start-width="0.254cm" draw:marker-end="" draw:marker-end-width="0.254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00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="Circle" draw:marker-start-width="0.254cm" draw:marker-end="" draw:marker-end-width="0.254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ff" draw:marker-end="Arrow" draw:marker-end-width="0.127cm" draw:textarea-horizontal-align="center" draw:textarea-vertical-align="middle"/>
    </style:style>
    <style:style style:name="gr10" style:family="graphic" style:parent-style-name="standard">
      <style:graphic-properties svg:stroke-color="#ff0000" draw:marker-end="Arrow" draw:marker-end-width="0.127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-33%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743cm" svg:height="2.602cm" svg:x="1.867cm" svg:y="1.866cm">
          <text:p text:style-name="P2"/>
          <draw:enhanced-geometry svg:viewBox="0 0 21600 21600" draw:glue-points="?f6 0 10800 ?f8 ?f11 10800 ?f9 21600 10800 ?f10 ?f5 10800" draw:text-areas="?f3 ?f3 ?f4 ?f4" draw:type="parallelogram" draw:modifiers="3773.863636363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045cm" svg:height="1.53cm" svg:x="2.724cm" svg:y="2.37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4.254cm" svg:y1="1.423cm" svg:x2="4.238cm" svg:y2="3.136cm">
          <text:p text:style-name="P2"/>
        </draw:line>
        <draw:line draw:style-name="gr4" draw:text-style-name="P1" draw:layer="layout" svg:x1="5.616cm" svg:y1="3.611cm" svg:x2="4.231cm" svg:y2="3.075cm">
          <text:p text:style-name="P2"/>
        </draw:line>
        <draw:frame draw:style-name="gr5" draw:text-style-name="P3" draw:layer="layout" svg:width="0.739cm" svg:height="0.725cm" svg:x="4.09cm" svg:y="1.15cm">
          <draw:text-box>
            <text:p text:style-name="P2"><text:span text:style-name="T1">L</text:span></text:p>
          </draw:text-box>
        </draw:frame>
        <draw:frame draw:style-name="gr5" draw:text-style-name="P5" draw:layer="layout" svg:width="0.735cm" svg:height="0.729cm" svg:x="4.935cm" svg:y="2.875cm">
          <draw:text-box>
            <text:p text:style-name="P4"><text:span text:style-name="T2">r</text:span><text:span text:style-name="T3">1</text:span></text:p>
          </draw:text-box>
        </draw:frame>
        <draw:frame draw:style-name="gr5" draw:text-style-name="P5" draw:layer="layout" svg:width="0.908cm" svg:height="0.729cm" svg:x="5.191cm" svg:y="3.452cm">
          <draw:text-box>
            <text:p text:style-name="P4"><text:span text:style-name="T2">m</text:span><text:span text:style-name="T3">1</text:span></text:p>
          </draw:text-box>
        </draw:frame>
        <draw:line draw:style-name="gr6" draw:text-style-name="P1" draw:layer="layout" svg:x1="4.253cm" svg:y1="3.136cm" svg:x2="4.253cm" svg:y2="4.651cm">
          <text:p text:style-name="P2"/>
        </draw:line>
        <draw:custom-shape draw:style-name="gr7" draw:text-style-name="P1" draw:layer="layout" svg:width="1.691cm" svg:height="0.88cm" svg:x="3.344cm" svg:y="2.63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5" draw:layer="layout" svg:width="0.735cm" svg:height="0.729cm" svg:x="3.672cm" svg:y="2.419cm">
          <draw:text-box>
            <text:p text:style-name="P4"><text:span text:style-name="T2">r</text:span><text:span text:style-name="T3">2</text:span></text:p>
          </draw:text-box>
        </draw:frame>
        <draw:frame draw:style-name="gr5" draw:text-style-name="P5" draw:layer="layout" svg:width="0.908cm" svg:height="0.729cm" svg:x="2.692cm" svg:y="2.477cm">
          <draw:text-box>
            <text:p text:style-name="P4"><text:span text:style-name="T2">m</text:span><text:span text:style-name="T3">2</text:span></text:p>
          </draw:text-box>
        </draw:frame>
        <draw:line draw:style-name="gr8" draw:text-style-name="P1" draw:layer="layout" svg:x1="3.39cm" svg:y1="2.746cm" svg:x2="4.232cm" svg:y2="3.075cm">
          <text:p text:style-name="P2"/>
        </draw:line>
        <draw:line draw:style-name="gr9" draw:text-style-name="P1" draw:layer="layout" svg:x1="4.287cm" svg:y1="3.899cm" svg:x2="4.57cm" svg:y2="3.899cm">
          <text:p text:style-name="P2"/>
        </draw:line>
        <draw:line draw:style-name="gr10" draw:text-style-name="P1" draw:layer="layout" svg:x1="4.256cm" svg:y1="3.499cm" svg:x2="4.539cm" svg:y2="3.49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24T03:13:18</meta:creation-date>
    <dc:creator>Jussi Eloranta</dc:creator>
    <dc:date>2007-12-24T09:38:22</dc:date>
    <meta:editing-cycles>13</meta:editing-cycles>
    <meta:editing-duration>PT22M8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